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41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42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43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44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45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46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47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48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49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50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51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52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53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54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55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56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57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58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59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60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61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62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63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64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65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66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67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68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69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70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71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72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73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74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75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76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77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78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79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80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81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82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83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84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85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86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8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8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8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9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9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92" style:family="paragraph" style:parent-style-name="Table_20_Contents">
      <style:text-properties fo:font-weight="bold" style:font-weight-asian="bold" style:font-weight-complex="bold"/>
    </style:style>
    <style:style style:name="P93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94" style:family="paragraph" style:parent-style-name="Table_20_Contents">
      <style:text-properties officeooo:rsid="00b36501" officeooo:paragraph-rsid="00b36501"/>
    </style:style>
    <style:style style:name="P95" style:family="paragraph" style:parent-style-name="Table_20_Contents">
      <style:text-properties officeooo:rsid="00b43d17" officeooo:paragraph-rsid="00b43d17"/>
    </style:style>
    <style:style style:name="P96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97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98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99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100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101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102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103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104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105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106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107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108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109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110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111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112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113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114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115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116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117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118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119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120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121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122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123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124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125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126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127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128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12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13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13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13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133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134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135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136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137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138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139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140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41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142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43" style:family="paragraph" style:parent-style-name="Standard" style:list-style-name="L13">
      <style:text-properties fo:font-weight="bold" officeooo:rsid="00c21d36" officeooo:paragraph-rsid="00c21d36" style:font-weight-asian="bold" style:font-weight-complex="bold"/>
    </style:style>
    <style:style style:name="P144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45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46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47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48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49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50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5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bold" officeooo:rsid="00bf1bf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4f4c" style:font-weight-asian="normal" style:font-weight-complex="normal"/>
    </style:style>
    <style:style style:name="T7" style:family="text">
      <style:text-properties fo:font-weight="normal" officeooo:rsid="001fc39e" style:font-weight-asian="normal" style:font-weight-complex="normal"/>
    </style:style>
    <style:style style:name="T8" style:family="text">
      <style:text-properties fo:font-weight="normal" officeooo:rsid="002cc455" style:font-weight-asian="normal" style:font-weight-complex="normal"/>
    </style:style>
    <style:style style:name="T9" style:family="text">
      <style:text-properties fo:font-weight="normal" officeooo:rsid="0039964e" style:font-weight-asian="normal" style:font-weight-complex="normal"/>
    </style:style>
    <style:style style:name="T10" style:family="text">
      <style:text-properties fo:font-weight="normal" officeooo:rsid="003bd108" style:font-weight-asian="normal" style:font-weight-complex="normal"/>
    </style:style>
    <style:style style:name="T11" style:family="text">
      <style:text-properties fo:font-weight="normal" officeooo:rsid="003ec608" style:font-weight-asian="normal" style:font-weight-complex="normal"/>
    </style:style>
    <style:style style:name="T12" style:family="text">
      <style:text-properties fo:font-weight="normal" officeooo:rsid="003ecc91" style:font-weight-asian="normal" style:font-weight-complex="normal"/>
    </style:style>
    <style:style style:name="T13" style:family="text">
      <style:text-properties fo:font-weight="normal" officeooo:rsid="004f4a94" style:font-weight-asian="normal" style:font-weight-complex="normal"/>
    </style:style>
    <style:style style:name="T14" style:family="text">
      <style:text-properties fo:font-weight="normal" officeooo:rsid="00690eaf" style:font-weight-asian="normal" style:font-weight-complex="normal"/>
    </style:style>
    <style:style style:name="T15" style:family="text">
      <style:text-properties fo:font-weight="normal" officeooo:rsid="0072d9d6" style:font-weight-asian="normal" style:font-weight-complex="normal"/>
    </style:style>
    <style:style style:name="T16" style:family="text">
      <style:text-properties fo:font-weight="normal" officeooo:rsid="00818ff5" style:font-weight-asian="normal" style:font-weight-complex="normal"/>
    </style:style>
    <style:style style:name="T17" style:family="text">
      <style:text-properties fo:font-weight="normal" officeooo:rsid="0081f205" style:font-weight-asian="normal" style:font-weight-complex="normal"/>
    </style:style>
    <style:style style:name="T18" style:family="text">
      <style:text-properties fo:font-weight="normal" officeooo:rsid="00906875" style:font-weight-asian="normal" style:font-weight-complex="normal"/>
    </style:style>
    <style:style style:name="T19" style:family="text">
      <style:text-properties fo:font-weight="normal" officeooo:rsid="009454b2" style:font-weight-asian="normal" style:font-weight-complex="normal"/>
    </style:style>
    <style:style style:name="T20" style:family="text">
      <style:text-properties fo:font-weight="normal" officeooo:rsid="0099c3cb" style:font-weight-asian="normal" style:font-weight-complex="normal"/>
    </style:style>
    <style:style style:name="T21" style:family="text">
      <style:text-properties fo:font-weight="normal" officeooo:rsid="009b1197" style:font-weight-asian="normal" style:font-weight-complex="normal"/>
    </style:style>
    <style:style style:name="T22" style:family="text">
      <style:text-properties fo:font-weight="normal" officeooo:rsid="009cc161" style:font-weight-asian="normal" style:font-weight-complex="normal"/>
    </style:style>
    <style:style style:name="T23" style:family="text">
      <style:text-properties fo:font-weight="normal" officeooo:rsid="009db535" style:font-weight-asian="normal" style:font-weight-complex="normal"/>
    </style:style>
    <style:style style:name="T24" style:family="text">
      <style:text-properties fo:font-weight="normal" officeooo:rsid="009e3e00" style:font-weight-asian="normal" style:font-weight-complex="normal"/>
    </style:style>
    <style:style style:name="T25" style:family="text">
      <style:text-properties fo:font-weight="normal" officeooo:rsid="00a222c3" style:font-weight-asian="normal" style:font-weight-complex="normal"/>
    </style:style>
    <style:style style:name="T26" style:family="text">
      <style:text-properties fo:font-weight="normal" officeooo:rsid="00a53f91" style:font-weight-asian="normal" style:font-weight-complex="normal"/>
    </style:style>
    <style:style style:name="T27" style:family="text">
      <style:text-properties fo:font-weight="normal" officeooo:rsid="00a94f69" style:font-weight-asian="normal" style:font-weight-complex="normal"/>
    </style:style>
    <style:style style:name="T28" style:family="text">
      <style:text-properties fo:font-weight="normal" officeooo:rsid="00ab344b" style:font-weight-asian="normal" style:font-weight-complex="normal"/>
    </style:style>
    <style:style style:name="T29" style:family="text">
      <style:text-properties fo:font-weight="normal" officeooo:rsid="00ae7274" style:font-weight-asian="normal" style:font-weight-complex="normal"/>
    </style:style>
    <style:style style:name="T30" style:family="text">
      <style:text-properties fo:font-weight="normal" officeooo:rsid="00cb4388" style:font-weight-asian="normal" style:font-weight-complex="normal"/>
    </style:style>
    <style:style style:name="T31" style:family="text">
      <style:text-properties officeooo:rsid="00196d38"/>
    </style:style>
    <style:style style:name="T32" style:family="text">
      <style:text-properties officeooo:rsid="002cc455"/>
    </style:style>
    <style:style style:name="T33" style:family="text">
      <style:text-properties officeooo:rsid="003eb00a"/>
    </style:style>
    <style:style style:name="T34" style:family="text">
      <style:text-properties officeooo:rsid="00492d23"/>
    </style:style>
    <style:style style:name="T35" style:family="text">
      <style:text-properties officeooo:rsid="004efee5"/>
    </style:style>
    <style:style style:name="T36" style:family="text">
      <style:text-properties officeooo:rsid="0057a9dc"/>
    </style:style>
    <style:style style:name="T37" style:family="text">
      <style:text-properties officeooo:rsid="005cf8dc"/>
    </style:style>
    <style:style style:name="T38" style:family="text">
      <style:text-properties officeooo:rsid="0061dc06"/>
    </style:style>
    <style:style style:name="T39" style:family="text">
      <style:text-properties officeooo:rsid="00665d07"/>
    </style:style>
    <style:style style:name="T40" style:family="text">
      <style:text-properties officeooo:rsid="006ca55b"/>
    </style:style>
    <style:style style:name="T41" style:family="text">
      <style:text-properties officeooo:rsid="006e3098"/>
    </style:style>
    <style:style style:name="T42" style:family="text">
      <style:text-properties officeooo:rsid="00770aa9"/>
    </style:style>
    <style:style style:name="T43" style:family="text">
      <style:text-properties officeooo:rsid="007b7099"/>
    </style:style>
    <style:style style:name="T44" style:family="text">
      <style:text-properties officeooo:rsid="007d15c5"/>
    </style:style>
    <style:style style:name="T45" style:family="text">
      <style:text-properties officeooo:rsid="007ed59c"/>
    </style:style>
    <style:style style:name="T46" style:family="text">
      <style:text-properties officeooo:rsid="0089ec5a"/>
    </style:style>
    <style:style style:name="T47" style:family="text">
      <style:text-properties officeooo:rsid="008a6286"/>
    </style:style>
    <style:style style:name="T48" style:family="text">
      <style:text-properties officeooo:rsid="008c63d3"/>
    </style:style>
    <style:style style:name="T49" style:family="text">
      <style:text-properties fo:color="#ce181e"/>
    </style:style>
    <style:style style:name="T50" style:family="text">
      <style:text-properties officeooo:rsid="00ba655f"/>
    </style:style>
    <style:style style:name="T51" style:family="text">
      <style:text-properties officeooo:rsid="00c5bd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Notes on AWS – Solutions Architect Associate Exam</text:p>
      <text:p text:style-name="P1">Types of exams rated with difficulty </text:p>
      <text:list xml:id="list2690823537" text:style-name="L1">
        <text:list-item>
          <text:p text:style-name="P96">CCP</text:p>
        </text:list-item>
        <text:list-item>
          <text:p text:style-name="P96">solutions architect</text:p>
        </text:list-item>
        <text:list-item>
          <text:p text:style-name="P96">sysops</text:p>
        </text:list-item>
        <text:list-item>
          <text:p text:style-name="P96">developer associate</text:p>
        </text:list-item>
        <text:list-item>
          <text:p text:style-name="P96">security specialty</text:p>
        </text:list-item>
        <text:list-item>
          <text:p text:style-name="P96">advanced netowrking speciality</text:p>
        </text:list-item>
        <text:list-item>
          <text:p text:style-name="P96">devops pro</text:p>
        </text:list-item>
        <text:list-item>
          <text:p text:style-name="P96">solutions architect pro</text:p>
        </text:list-item>
      </text:list>
      <text:p text:style-name="P1"/>
      <text:p text:style-name="P40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43">History of AWS</text:p>
      <text:p text:style-name="P41">Chris Pinkham and Benjamin black presented a paper on internal infrastructure.</text:p>
      <text:p text:style-name="P41">Business case – <text:span text:style-name="T5">sell</text:span><text:span text:style-name="T6">ing extra computing power to others.</text:span></text:p>
      <text:p text:style-name="P42">First service SQS – Simple queue service – <text:span text:style-name="T31">2004</text:span></text:p>
      <text:p text:style-name="P5">AWS – launched in 2006 </text:p>
      <text:p text:style-name="P44">2007 over 180K developers on the platform </text:p>
      <text:p text:style-name="P45">2010 – <text:span text:style-name="T5">Re:Invent conference for AWS develo</text:span><text:span text:style-name="T7">pers </text:span></text:p>
      <text:p text:style-name="P46">2013<text:span text:style-name="T5"> certs launched.</text:span></text:p>
      <text:p text:style-name="P6"/>
      <text:p text:style-name="P87"><text:span text:style-name="T49">AWS – 10000 Foot Overview</text:span> </text:p>
      <text:p text:style-name="P47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48">Region – <text:span text:style-name="T5">has 2 or more AZ.</text:span></text:p>
      <text:p text:style-name="P9"/>
      <text:p text:style-name="P49">Cloud Front – AWS’s CDN, <text:s/><text:span text:style-name="T8">It uses </text:span><text:span text:style-name="T32">Edge locations, </text:span><text:span text:style-name="T8">endpoints that cache content. </text:span></text:p>
      <text:p text:style-name="P50">There are more than 150 edge locations.</text:p>
      <text:p text:style-name="P13"/>
      <text:p text:style-name="P89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51">You can </text:p>
      <text:list xml:id="list1407911063" text:style-name="L2">
        <text:list-item>
          <text:p text:style-name="P97">share access </text:p>
        </text:list-item>
        <text:list-item>
          <text:p text:style-name="P97">granular access – login with FB, gmail </text:p>
        </text:list-item>
        <text:list-item>
          <text:p text:style-name="P97">identity federation – use with AD, Facebook, LinkedIn </text:p>
        </text:list-item>
        <text:list-item>
          <text:p text:style-name="P98">has MFA2 </text:p>
        </text:list-item>
        <text:list-item>
          <text:p text:style-name="P99">temp access to users/devices</text:p>
        </text:list-item>
        <text:list-item>
          <text:p text:style-name="P100">has password rotation policy </text:p>
        </text:list-item>
        <text:list-item>
          <text:p text:style-name="P101">supports PCI-DSS compliance </text:p>
        </text:list-item>
      </text:list>
      <text:p text:style-name="P53"><text:soft-page-break/>User – <text:span text:style-name="T5">individual users</text:span></text:p>
      <text:p text:style-name="P53"><text:span text:style-name="T5"><text:tab/></text:span><text:span text:style-name="T33">Power users – </text:span><text:span text:style-name="T11">access to aws services except for management of groups and users</text:span><text:span text:style-name="T5"> </text:span></text:p>
      <text:p text:style-name="P53"><text:span text:style-name="T5"><text:tab/></text:span><text:span text:style-name="T12">-all users are configured globally</text:span></text:p>
      <text:p text:style-name="P52">Groups – <text:span text:style-name="T5">can apply certain security settings to many uses</text:span></text:p>
      <text:p text:style-name="P52">Policies – <text:span text:style-name="T5">guidelines for how security settings should be applied, </text:span><text:span text:style-name="T9">appear in JSON format </text:span></text:p>
      <text:p text:style-name="P52"><text:span text:style-name="T9"><text:tab/>-</text:span><text:span text:style-name="T12">all policies are configured for global use</text:span></text:p>
      <text:p text:style-name="P54">Roles – <text:span text:style-name="T10">create a role and assign to a resource, manage CIA to resources (e.g. read, read/write)</text:span></text:p>
      <text:p text:style-name="P56"/>
      <text:p text:style-name="P4"/>
      <text:p text:style-name="P55">CloudWatch</text:p>
      <text:p text:style-name="P12">You can setup alerts to notify you when resources are passed a certain threshold, costs are at a certain percent and other crteria. </text:p>
      <text:p text:style-name="P4"/>
      <text:p text:style-name="P90">S3 and CloudFront</text:p>
      <text:p text:style-name="P58">S3 – Object storage – <text:span text:style-name="T5">secure, durable, highly scalable storage, object-based storage </text:span></text:p>
      <text:p text:style-name="P58">Read after write consistency – <text:span text:style-name="T5">just means you can read the file after a successful upload</text:span></text:p>
      <text:p text:style-name="P58">Eventual consistency – <text:span text:style-name="T5">you’ll have to wait before reading the file you uploaded, overwrite specific </text:span></text:p>
      <text:p text:style-name="P58">S3 schema – <text:span text:style-name="T5">key value pair, version ID</text:span></text:p>
      <text:p text:style-name="P14">- it can be under control lists, and is available for torrenting</text:p>
      <text:p text:style-name="P58">It has 11 9s availability </text:p>
      <text:p text:style-name="P14"/>
      <text:p text:style-name="P58">Tiers of S3</text:p>
      <text:p text:style-name="P58">Standard – <text:span text:style-name="T5">normal, 11 9s of </text:span><text:span text:style-name="T19">durability. 2 9’s availability </text:span><text:span text:style-name="T5"><text:s/></text:span></text:p>
      <text:p text:style-name="P58">S3 – IA (infrequent access) – <text:span text:style-name="T5">lower fees </text:span></text:p>
      <text:p text:style-name="P58">S3 – 1 AZ, IA - <text:span text:style-name="T5">`1 avaialbility zone, 1 infrequent access </text:span></text:p>
      <text:p text:style-name="P80">S3 – RRS – Reduced Redundancy storage – <text:span text:style-name="T5">99.99 avaialability</text:span> </text:p>
      <text:p text:style-name="P58">s3 glacier – <text:span text:style-name="T5">used for data archive,3 types – standard, expedited, bulk </text:span></text:p>
      <text:p text:style-name="P14"/>
      <text:p text:style-name="P58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58">CloudFront - CDN Overview </text:p>
      <text:p text:style-name="P58">Network of edge locations that are used to serve data faster, way to acccess data, </text:p>
      <text:p text:style-name="P14">Origin – where the locations fetch their data </text:p>
      <text:p text:style-name="P58">CloudFront can host any AWS service and non-aws origin server </text:p>
      <text:p text:style-name="P14"/>
      <text:p text:style-name="P58">How CloudFront is billed </text:p>
      <text:p text:style-name="P14">Charged for clearing objects </text:p>
      <text:p text:style-name="P4"/>
      <text:p text:style-name="P59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59"/>
      <text:p text:style-name="P59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60">Cross Region Replication <text:span text:style-name="T34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61">You must run these commands to view them from the CLI.</text:p>
      <text:p text:style-name="P18">Install these tools</text:p>
      <text:list xml:id="list3331435998" text:style-name="L3">
        <text:list-item>
          <text:p text:style-name="P102">curl "https://s3.amazonaws.com/aws-cli/awscli-bundle.zip" -o "awscli-bundle.zip"</text:p>
        </text:list-item>
        <text:list-item>
          <text:p text:style-name="P102">unzip awscli-bundle.zip</text:p>
        </text:list-item>
        <text:list-item>
          <text:p text:style-name="P102">./awscli-bundle/install -b ~/bin/aws</text:p>
        </text:list-item>
        <text:list-item>
          <text:p text:style-name="P103"/>
        </text:list-item>
      </text:list>
      <text:p text:style-name="P4"/>
      <text:p text:style-name="P62">After install run these:</text:p>
      <text:list xml:id="list35805380" text:style-name="L4">
        <text:list-item>
          <text:p text:style-name="P104"><text:span text:style-name="T1">aws configure </text:span>– enter in your access key and secret ID</text:p>
        </text:list-item>
        <text:list-item>
          <text:p text:style-name="P104"><text:span text:style-name="T1">aws s3 ls </text:span>– list out all your s3 buckets</text:p>
        </text:list-item>
        <text:list-item>
          <text:p text:style-name="P133">aws s3 cp – recursive <text:span text:style-name="T35">s3://&lt;origin-bucket&gt; <text:s/>s3://&lt;destination-bucket&gt; - </text:span><text:span text:style-name="T13">this will cp all files from1 origin bucket to the destination bucket </text:span></text:p>
        </text:list-item>
      </text:list>
      <text:p text:style-name="P19"/>
      <text:p text:style-name="P63">NOTE: When deleting files in the origin bucket, it WONT delete them in the destination bucket. <text:span text:style-name="T5">This is an AWS security measure.</text:span></text:p>
      <text:p text:style-name="P26">You cannot use daisy chaining. </text:p>
      <text:p text:style-name="P86"/>
      <text:p text:style-name="P64">Lifecycle Management – S3 – IA &amp; Glacier <text:span text:style-name="T36">Lab</text:span></text:p>
      <text:p text:style-name="P65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66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79">Distribution – <text:span text:style-name="T18">Web distribution and RTMP (media streaming)</text:span></text:p>
      <text:p text:style-name="P21"/>
      <text:p text:style-name="P67">S3 <text:s/>Security and Encryption</text:p>
      <text:p text:style-name="P22">By default, all buckets are private. It used the phrase of least privilege. You start easing up access to this bucket </text:p>
      <text:p text:style-name="P68">4 types of encryption </text:p>
      <text:p text:style-name="P23">IN TRANSIT - <text:span text:style-name="T37">ssl/tls</text:span></text:p>
      <text:p text:style-name="P24">AT REST – </text:p>
      <text:p text:style-name="P27">Service Side encryption –</text:p>
      <text:list xml:id="list1997767816" text:style-name="L5">
        <text:list-item>
          <text:p text:style-name="P105">uses s3 managed keys, EACH OBJECT HAS ITS OWN KEY , use AWS-256 encryption - SSE-S3</text:p>
        </text:list-item>
        <text:list-item>
          <text:p text:style-name="P106">AWS KMS – <text:span text:style-name="T38">Managed keys- SSE-KMS, provides an audit trail </text:span></text:p>
        </text:list-item>
        <text:list-item>
          <text:p text:style-name="P107">SSE -C – customer provided keys, YOU MANAGE THE ENCRYPTION KEYS, <text:span text:style-name="T39">YOU MANAGE THEY KEYS </text:span></text:p>
        </text:list-item>
      </text:list>
      <text:p text:style-name="P25">Client-side encryption – encrypt data on the client, then upload to S3.</text:p>
      <text:p text:style-name="P57"/>
      <text:p text:style-name="P69">S3 Storage gateway </text:p>
      <text:p text:style-name="P69"><text:span text:style-name="T5">connects on premise software appliance with cloud-based storage . </text:span><text:span text:style-name="T14">Connect a web app at your site to the cloud specifically acting as storage </text:span></text:p>
      <text:p text:style-name="P70"><text:soft-page-break/>Download as a VM, <text:span text:style-name="T5">and support it in your datacenter. </text:span></text:p>
      <text:p text:style-name="P28"/>
      <text:p text:style-name="P71">4 types of storage gateway: </text:p>
      <text:list xml:id="list4174501391" text:style-name="L6">
        <text:list-item>
          <text:p text:style-name="P134">File Gateway – NFS – <text:span text:style-name="T5">Network File system, stores the files in S3, </text:span><text:span text:style-name="T15">stored to cloud, non-on premise</text:span></text:p>
        </text:list-item>
        <text:list-item>
          <text:p text:style-name="P134">Volumes gateway (iSCSI) – <text:span text:style-name="T5">block based storage, useful for Operating systems, (e.g. backing up server operating systems and their configurations.) </text:span><text:span text:style-name="T40">WILL SHOW UP AS VIRTUAL HARD DISKS </text:span></text:p>
          <text:list>
            <text:list-item>
              <text:p text:style-name="P108">Stored volumes – store them onsite, <text:span text:style-name="T41">stored as EBS</text:span></text:p>
            </text:list-item>
            <text:list-item>
              <text:p text:style-name="P108">Cached volumes <text:s/>- store recently used to the cloud, <text:span text:style-name="T41">copy most recent data used on prem, other data is uploaded to the cloud, stored in standard S3</text:span></text:p>
            </text:list-item>
          </text:list>
        </text:list-item>
        <text:list-item>
          <text:p text:style-name="P134">Tape Gateway – <text:span text:style-name="T5">VTL – VIRTUAL TAPES – send virtual tapes to the cloud, </text:span></text:p>
        </text:list-item>
      </text:list>
      <text:p text:style-name="P29"/>
      <text:p text:style-name="P72">S3 storage – <text:span text:style-name="T46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42">S.</text:span></text:p>
      <text:p text:style-name="P31"/>
      <text:p text:style-name="P74">3 types:</text:p>
      <text:list xml:id="list2792698825" text:style-name="L7">
        <text:list-item>
          <text:p text:style-name="P109"><text:span text:style-name="T1">Snowball</text:span> - <text:span text:style-name="T43">petabyte scale data transfer solution, lower cast, more secure, 18TB – 50TB </text:span></text:p>
        </text:list-item>
        <text:list-item>
          <text:p text:style-name="P109"><text:span text:style-name="T1">Snowball Edge </text:span>– <text:span text:style-name="T44">contain 100TB data, onboard storage and computing capability – </text:span><text:span text:style-name="T3">little AWS data center, </text:span><text:span text:style-name="T45">you can run lambda computing capabilities, E.g. airplanes use this to collect data, compute operations on that data, then collect it when the plane lands</text:span></text:p>
        </text:list-item>
        <text:list-item>
          <text:p text:style-name="P135">Snowmobile – <text:span text:style-name="T16">large truck storage – hundreds of petabyte up to exabyte data , </text:span><text:span text:style-name="T17">100PB max size, </text:span></text:p>
        </text:list-item>
      </text:list>
      <text:p text:style-name="P73"/>
      <text:p text:style-name="P75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76">S3 – transfer acceleration</text:p>
      <text:p text:style-name="P35">Transfer acceleration uses Cloudfront to increase the uploads speed to an S3 bucket. <text:line-break/><text:span text:style-name="T47">It uploads the file to an edge location, which will then load that to the origin bucket. </text:span></text:p>
      <text:p text:style-name="P30"/>
      <text:p text:style-name="P77">S3 – Setting up a static website on S<text:span text:style-name="T48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78"><text:s/></text:p>
      <text:p text:style-name="P91">EC2 – Elastic Compute Cloud </text:p>
      <text:p text:style-name="P37">Online Virtual machines, computing capacity </text:p>
      <text:p text:style-name="P81">On demand – <text:span text:style-name="T5">get billed for the computing power you use, </text:span></text:p>
      <text:list xml:id="list1620991031" text:style-name="L8">
        <text:list-item>
          <text:p text:style-name="P110">low cost, flexible, good for unpredictable workloads</text:p>
        </text:list-item>
      </text:list>
      <text:p text:style-name="P82">Reserved – <text:span text:style-name="T20">provides capacity reservation and offer a significant discount on hourly charge of applications . </text:span><text:span text:style-name="T21">1y-3yr terms</text:span></text:p>
      <text:list xml:id="list1840432697" text:style-name="L9">
        <text:list-item>
          <text:p text:style-name="P136"><text:span text:style-name="T21">u</text:span><text:span text:style-name="T5">seful for applications with predictable usage</text:span><text:span text:style-name="T25">, lower costs</text:span></text:p>
        </text:list-item>
        <text:list-item>
          <text:p text:style-name="P137">standard reserved instances(RI) – <text:span text:style-name="T26">up to 75% discount</text:span></text:p>
        </text:list-item>
        <text:list-item>
          <text:p text:style-name="P137">convertible RI – <text:span text:style-name="T27">up to 54% discount, </text:span><text:span text:style-name="T28">change your reservations when needed</text:span></text:p>
        </text:list-item>
        <text:list-item>
          <text:p text:style-name="P138">scheduled RI – <text:span text:style-name="T5">reserve a time window </text:span></text:p>
        </text:list-item>
      </text:list>
      <text:p text:style-name="P83"><text:soft-page-break/>Spot instances – <text:span text:style-name="T21">big a price on a capacity, greater savings if your applications on start and end times, </text:span></text:p>
      <text:list xml:id="list2218157145" text:style-name="L10">
        <text:list-item>
          <text:p text:style-name="P111">only feasible at low compute prices, </text:p>
        </text:list-item>
        <text:list-item>
          <text:p text:style-name="P139"><text:span text:style-name="T5">e.g. pharm companies do this </text:span><text:span text:style-name="T29">say running computation at 4 am on Sunday </text:span></text:p>
        </text:list-item>
      </text:list>
      <text:p text:style-name="P112"/>
      <text:p text:style-name="P84">Dedicated hosts – <text:span text:style-name="T22">physical ec2 dedicated server </text:span><text:span text:style-name="T23">to you only. </text:span><text:span text:style-name="T24">Reduce costs by using existing server-bound software licenses</text:span></text:p>
      <text:list xml:id="list2424975128" text:style-name="L11">
        <text:list-item>
          <text:p text:style-name="P113">useful for regulatory requirements that may not support multi-tenant virtualization</text:p>
        </text:list-item>
        <text:list-item>
          <text:p text:style-name="P113">great for licensing </text:p>
        </text:list-item>
        <text:list-item>
          <text:p text:style-name="P113">can be purchased on -demand</text:p>
        </text:list-item>
      </text:list>
      <text:p text:style-name="P38"/>
      <text:p text:style-name="P85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3">F1</text:p>
          </table:table-cell>
          <table:table-cell table:style-name="Table1.A1" office:value-type="string">
            <text:p text:style-name="P114">Field programmable gate array</text:p>
          </table:table-cell>
          <table:table-cell table:style-name="Table1.C1" office:value-type="string">
            <text:p text:style-name="P114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93">I2</text:p>
          </table:table-cell>
          <table:table-cell table:style-name="Table1.A2" office:value-type="string">
            <text:p text:style-name="P94">High speed storage</text:p>
          </table:table-cell>
          <table:table-cell table:style-name="Table1.C2" office:value-type="string">
            <text:p text:style-name="P94">NoSQl Dbsm data warehousing</text:p>
          </table:table-cell>
        </table:table-row>
        <table:table-row>
          <table:table-cell table:style-name="Table1.A2" office:value-type="string">
            <text:p text:style-name="P93">G3</text:p>
          </table:table-cell>
          <table:table-cell table:style-name="Table1.A2" office:value-type="string">
            <text:p text:style-name="P94">Graphics intensive</text:p>
          </table:table-cell>
          <table:table-cell table:style-name="Table1.C2" office:value-type="string">
            <text:p text:style-name="P94">Video encoding/3d application streaming</text:p>
          </table:table-cell>
        </table:table-row>
        <table:table-row>
          <table:table-cell table:style-name="Table1.A2" office:value-type="string">
            <text:p text:style-name="P93">H1</text:p>
          </table:table-cell>
          <table:table-cell table:style-name="Table1.A2" office:value-type="string">
            <text:p text:style-name="P94">High disk throughput</text:p>
          </table:table-cell>
          <table:table-cell table:style-name="Table1.C2" office:value-type="string">
            <text:p text:style-name="P94">Distributed file systems</text:p>
          </table:table-cell>
        </table:table-row>
        <table:table-row>
          <table:table-cell table:style-name="Table1.A2" office:value-type="string">
            <text:p text:style-name="P93">T2</text:p>
          </table:table-cell>
          <table:table-cell table:style-name="Table1.A2" office:value-type="string">
            <text:p text:style-name="P94">Lowest cost, general purpose</text:p>
          </table:table-cell>
          <table:table-cell table:style-name="Table1.C2" office:value-type="string">
            <text:p text:style-name="P94">Web servers/small dbs</text:p>
          </table:table-cell>
        </table:table-row>
        <table:table-row>
          <table:table-cell table:style-name="Table1.A2" office:value-type="string">
            <text:p text:style-name="P93">D2</text:p>
          </table:table-cell>
          <table:table-cell table:style-name="Table1.A2" office:value-type="string">
            <text:p text:style-name="P94">Dense storage</text:p>
          </table:table-cell>
          <table:table-cell table:style-name="Table1.C2" office:value-type="string">
            <text:p text:style-name="P94">fileservers/datawarehousing/hadoop</text:p>
          </table:table-cell>
        </table:table-row>
        <table:table-row>
          <table:table-cell table:style-name="Table1.A2" office:value-type="string">
            <text:p text:style-name="P93">R4</text:p>
          </table:table-cell>
          <table:table-cell table:style-name="Table1.A2" office:value-type="string">
            <text:p text:style-name="P94">Memory optimized</text:p>
          </table:table-cell>
          <table:table-cell table:style-name="Table1.C2" office:value-type="string">
            <text:p text:style-name="P94">Mem intensive apps</text:p>
          </table:table-cell>
        </table:table-row>
        <table:table-row>
          <table:table-cell table:style-name="Table1.A2" office:value-type="string">
            <text:p text:style-name="P93">M5</text:p>
          </table:table-cell>
          <table:table-cell table:style-name="Table1.A2" office:value-type="string">
            <text:p text:style-name="P94">General purpose</text:p>
          </table:table-cell>
          <table:table-cell table:style-name="Table1.C2" office:value-type="string">
            <text:p text:style-name="P94">Application servers</text:p>
          </table:table-cell>
        </table:table-row>
        <table:table-row>
          <table:table-cell table:style-name="Table1.A2" office:value-type="string">
            <text:p text:style-name="P93">C5</text:p>
          </table:table-cell>
          <table:table-cell table:style-name="Table1.A2" office:value-type="string">
            <text:p text:style-name="P94">Compute optimized</text:p>
          </table:table-cell>
          <table:table-cell table:style-name="Table1.C2" office:value-type="string">
            <text:p text:style-name="P94">Cpu intensive apps/dbs</text:p>
          </table:table-cell>
        </table:table-row>
        <table:table-row>
          <table:table-cell table:style-name="Table1.A2" office:value-type="string">
            <text:p text:style-name="P93">P3</text:p>
          </table:table-cell>
          <table:table-cell table:style-name="Table1.A2" office:value-type="string">
            <text:p text:style-name="P94">Graphic general purpose gpu</text:p>
          </table:table-cell>
          <table:table-cell table:style-name="Table1.C2" office:value-type="string">
            <text:p text:style-name="P94">Machine learning/bitcoin mining</text:p>
          </table:table-cell>
        </table:table-row>
        <table:table-row>
          <table:table-cell table:style-name="Table1.A2" office:value-type="string">
            <text:p text:style-name="P93">X1</text:p>
          </table:table-cell>
          <table:table-cell table:style-name="Table1.A2" office:value-type="string">
            <text:p text:style-name="P94">Memory optimized</text:p>
          </table:table-cell>
          <table:table-cell table:style-name="Table1.C2" office:value-type="string">
            <text:p text:style-name="P95">SAP HANA, apache spark</text:p>
          </table:table-cell>
        </table:table-row>
        <table:table-row>
          <table:table-cell table:style-name="Table1.A2" office:value-type="string">
            <text:p text:style-name="P92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85"/>
      <text:p text:style-name="P114"/>
      <text:p text:style-name="P140">EBS</text:p>
      <text:p text:style-name="P115">Think of these as virtual disks </text:p>
      <text:p text:style-name="P140">Types of EBS:</text:p>
      <text:list xml:id="list1889711072" text:style-name="L12">
        <text:list-item>
          <text:p text:style-name="P117"><text:soft-page-break/><text:span text:style-name="T4">SSDS:</text:span></text:p>
          <text:list>
            <text:list-item>
              <text:p text:style-name="P117">general purpose SSD (GP2) – <text:span text:style-name="T50">best price and performance</text:span></text:p>
              <text:list>
                <text:list-item>
                  <text:p text:style-name="P116">ration of 3iops per gb with up to 10000 iops</text:p>
                </text:list-item>
              </text:list>
            </text:list-item>
            <text:list-item>
              <text:p text:style-name="P118">provisioned iops(ssd) IO1 – designed for I/O intensive applications (databases) </text:p>
              <text:list>
                <text:list-item>
                  <text:p text:style-name="P119">can provision up to 20 K IOPS per volume</text:p>
                </text:list-item>
              </text:list>
            </text:list-item>
          </text:list>
        </text:list-item>
        <text:list-item>
          <text:p text:style-name="P141">Magnetic types:</text:p>
          <text:list>
            <text:list-item>
              <text:p text:style-name="P120">throughput optimized HDD (ST1)</text:p>
              <text:list>
                <text:list-item>
                  <text:p text:style-name="P120">big data, data warehouses, cannot be a boot volume <text:s text:c="2"/></text:p>
                </text:list-item>
              </text:list>
            </text:list-item>
            <text:list-item>
              <text:p text:style-name="P120">cold HDD (SC1) </text:p>
              <text:list>
                <text:list-item>
                  <text:p text:style-name="P120">lowest cost storage for infrequent access workloads </text:p>
                </text:list-item>
              </text:list>
            </text:list-item>
            <text:list-item>
              <text:p text:style-name="P121">magnetic standard – lowest cost per gigabyte that is bootable, </text:p>
            </text:list-item>
          </text:list>
        </text:list-item>
      </text:list>
      <text:p text:style-name="P122"/>
      <text:p text:style-name="P142">EC2 lab - </text:p>
      <text:list xml:id="list2105722928" text:style-name="L13">
        <text:list-item>
          <text:p text:style-name="P143"><text:span text:style-name="T5">set up the instance</text:span></text:p>
        </text:list-item>
        <text:list-item>
          <text:p text:style-name="P143"><text:span text:style-name="T5">attach an EBS storage</text:span></text:p>
        </text:list-item>
        <text:list-item>
          <text:p text:style-name="P143"><text:span text:style-name="T5">add tags ALWAYS</text:span></text:p>
        </text:list-item>
        <text:list-item>
          <text:p text:style-name="P143"><text:span text:style-name="T5">setup your security group</text:span></text:p>
        </text:list-item>
        <text:list-item>
          <text:p text:style-name="P143"><text:span text:style-name="T5">run the instance and get the security credentials</text:span></text:p>
        </text:list-item>
        <text:list-item>
          <text:p text:style-name="P143"><text:span text:style-name="T5">try ssh into the instance : <text:s/>ssh ec2-user@54.224.30.154 -i myec2webserver.pem </text:span></text:p>
        </text:list-item>
      </text:list>
      <text:p text:style-name="P142"><text:span text:style-name="T5"/></text:p>
      <text:p text:style-name="P144">System status checks vs instance status checks</text:p>
      <text:p text:style-name="P123">System check – monitors the underlying hyper visor itself. </text:p>
      <text:p text:style-name="P123">Instance check – monitors the instance itself</text:p>
      <text:p text:style-name="P145">AMI – Amazon Machine Image – <text:span text:style-name="T5">cannot be encrypted but copies of them can.</text:span></text:p>
      <text:p text:style-name="P4"/>
      <text:p text:style-name="P146">Security Groups – Lab</text:p>
      <text:p text:style-name="P124">Security groups ARE VIRTUAL FIREWALLS </text:p>
      <text:p text:style-name="P124"><text:span text:style-name="T51">1 instance can have multiple security groups </text:span></text:p>
      <text:p text:style-name="P125">Once changes are made to the security group, they are immediately applied to the EC2</text:p>
      <text:p text:style-name="P147">Inbound rules are automatically added to outbound rules. THESE SECURITY GROUPS ARE STATEFUL.</text:p>
      <text:p text:style-name="P126">By default, all traffic is denied. </text:p>
      <text:p text:style-name="P148">NACL – netwokr access control list – <text:span text:style-name="T5">stateless, </text:span><text:span text:style-name="T30">these block ip addresses</text:span></text:p>
      <text:p text:style-name="P148"/>
      <text:p text:style-name="P149">EBS volumes</text:p>
      <text:p text:style-name="P127">You MUST have the instance and the storage in the same availability zone</text:p>
      <text:p text:style-name="P129">Also, snapshots of encrypted volumes are encrypted automatically. </text:p>
      <text:p text:style-name="P130">Only unencrypted snapshots can be shared (or be made public.)</text:p>
      <text:p text:style-name="P4"/>
      <text:p text:style-name="P150">How to transfer EC2 instance to another region</text:p>
      <text:list xml:id="list2702008722" text:style-name="L14">
        <text:list-item>
          <text:p text:style-name="P128">make a snapshot of an image</text:p>
        </text:list-item>
        <text:list-item>
          <text:p text:style-name="P128">copy the snapshot to another region</text:p>
        </text:list-item>
        <text:list-item>
          <text:p text:style-name="P128">make an AMI from that region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151"><text:soft-page-break/><text:span text:style-name="T49">Route53 - <text:s/>DNS</text:span> </text:p>
      <text:p text:style-name="P131">Dns maps FQDN to ip addresses</text:p>
      <text:p text:style-name="P132">knpw ipv3</text:p>
      <text:p text:style-name="P132">know ipv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6T21:51:53.772730564</dc:date>
    <meta:editing-duration>PT9H20M37S</meta:editing-duration>
    <meta:editing-cycles>183</meta:editing-cycles>
    <meta:generator>LibreOffice/6.0.7.3$Linux_X86_64 LibreOffice_project/00m0$Build-3</meta:generator>
    <meta:document-statistic meta:table-count="1" meta:image-count="0" meta:object-count="0" meta:page-count="8" meta:paragraph-count="244" meta:word-count="1783" meta:character-count="10857" meta:non-whitespace-character-count="9192"/>
  </office:meta>
</office:document-meta>
</file>